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24cm" fo:min-width="2.4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4cm" fo:min-width="1.76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4.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2.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2.04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3.3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Predeterminado-title">
      <style:graphic-properties fo:min-height="1.737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color="#2a6099" fo:font-style="italic" style:font-style-asian="italic" style:font-style-complex="italic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2a6099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4.2cm" svg:height="1.737cm" svg:x="1.4cm" svg:y="0.546cm" presentation:class="title" presentation:user-transformed="true">
          <draw:text-box>
            <text:p><text:span text:style-name="T1">Diagrama Conceptual</text:span></text:p>
          </draw:text-box>
        </draw:frame>
        <draw:custom-shape draw:style-name="gr1" draw:text-style-name="P2" xml:id="id7" draw:id="id7" draw:layer="layout" svg:width="4.2cm" svg:height="1.8cm" svg:x="19.6cm" svg:y="5.6cm">
          <text:p text:style-name="P2">Nutricion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2cm" svg:height="1.8cm" svg:x="11.069cm" svg:y="7.833cm">
          <text:p text:style-name="P2">Vide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3.2cm" svg:height="1.8cm" svg:x="11cm" svg:y="10.201cm">
          <text:p text:style-name="P2">Artícu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3.2cm" svg:height="1.8cm" svg:x="11cm" svg:y="12.4cm">
          <text:p text:style-name="P2">Avis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6.753cm" svg:y1="7.254cm" svg:x2="11cm" svg:y2="6.5cm" draw:start-shape="id1" draw:start-glue-point="1" draw:end-shape="id2" draw:end-glue-point="6" svg:d="M6753 7254l4247-754" svg:viewBox="0 0 4248 755">
          <text:p/>
        </draw:connector>
        <draw:custom-shape draw:style-name="gr4" draw:text-style-name="P2" xml:id="id3" draw:id="id3" draw:layer="layout" svg:width="5.2cm" svg:height="2.4cm" svg:x="19cm" svg:y="10.8cm">
          <text:p text:style-name="P2">Publicación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9cm" svg:y1="12cm" svg:x2="14.269cm" svg:y2="8.733cm" draw:start-shape="id3" draw:start-glue-point="3" draw:end-shape="id4" draw:end-glue-point="10" svg:d="M19000 12000l-4731-3267" svg:viewBox="0 0 4732 3268">
          <text:p/>
        </draw:connector>
        <draw:connector draw:style-name="gr3" draw:text-style-name="P3" draw:layer="layout" draw:type="line" svg:x1="19cm" svg:y1="12cm" svg:x2="14.2cm" svg:y2="11.101cm" draw:start-shape="id3" draw:start-glue-point="3" draw:end-shape="id5" draw:end-glue-point="10" svg:d="M19000 12000l-4800-899" svg:viewBox="0 0 4801 900">
          <text:p/>
        </draw:connector>
        <draw:connector draw:style-name="gr3" draw:text-style-name="P3" draw:layer="layout" draw:type="line" svg:x1="19cm" svg:y1="12cm" svg:x2="14.2cm" svg:y2="13.3cm" draw:start-shape="id3" draw:start-glue-point="3" draw:end-shape="id6" draw:end-glue-point="10" svg:d="M19000 12000l-4800 1300" svg:viewBox="0 0 4801 1301">
          <text:p/>
        </draw:connector>
        <draw:connector draw:style-name="gr3" draw:text-style-name="P3" draw:layer="layout" draw:type="line" svg:x1="21.7cm" svg:y1="7.4cm" svg:x2="21.6cm" svg:y2="10.8cm" draw:start-shape="id7" draw:start-glue-point="8" draw:end-shape="id3" svg:d="M21700 7400l-100 3400" svg:viewBox="0 0 101 3401">
          <text:p/>
        </draw:connector>
        <draw:custom-shape draw:style-name="gr5" draw:text-style-name="P2" xml:id="id1" draw:id="id1" draw:layer="layout" svg:width="3.4cm" svg:height="1.6cm" svg:x="3.353cm" svg:y="6.454cm">
          <text:p text:style-name="P2">Usuario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2cm" svg:height="1.8cm" svg:x="11cm" svg:y="5.6cm">
          <text:p text:style-name="P2">Recet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6.753cm" svg:y1="7.254cm" svg:x2="11.069cm" svg:y2="8.733cm" draw:start-shape="id1" draw:start-glue-point="1" draw:end-shape="id4" draw:end-glue-point="6" svg:d="M6753 7254l4316 1479" svg:viewBox="0 0 4317 1480">
          <text:p/>
        </draw:connector>
        <draw:connector draw:style-name="gr3" draw:text-style-name="P3" draw:layer="layout" draw:type="line" svg:x1="6.753cm" svg:y1="7.254cm" svg:x2="11cm" svg:y2="11.101cm" draw:start-shape="id1" draw:start-glue-point="1" draw:end-shape="id5" draw:end-glue-point="6" svg:d="M6753 7254l4247 3847" svg:viewBox="0 0 4248 3848">
          <text:p/>
        </draw:connector>
        <draw:connector draw:style-name="gr3" draw:text-style-name="P3" draw:layer="layout" draw:type="line" svg:x1="6.753cm" svg:y1="7.254cm" svg:x2="11cm" svg:y2="13.3cm" draw:start-shape="id1" draw:start-glue-point="1" draw:end-shape="id6" draw:end-glue-point="6" svg:d="M6753 7254l4247 6046" svg:viewBox="0 0 4248 6047">
          <text:p/>
        </draw:connector>
        <draw:connector draw:style-name="gr3" draw:text-style-name="P3" draw:layer="layout" draw:type="line" svg:x1="19.001cm" svg:y1="12.001cm" svg:x2="14.2cm" svg:y2="6.5cm" draw:end-shape="id2" draw:end-glue-point="10" svg:d="M19001 12001l-4801-5501" svg:viewBox="0 0 4802 5502">
          <text:p/>
        </draw:connector>
        <draw:custom-shape draw:style-name="gr6" draw:text-style-name="P2" draw:layer="layout" svg:width="3.6cm" svg:height="2cm" svg:x="16.2cm" svg:y="2.6cm">
          <text:p text:style-name="P2">Calculo IM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753cm" svg:y1="7.254cm" svg:x2="10.6cm" svg:y2="3.6cm">
          <text:p/>
        </draw:line>
        <draw:custom-shape draw:style-name="gr7" draw:text-style-name="P2" draw:layer="layout" svg:width="3.8cm" svg:height="0.8cm" svg:x="10.6cm" svg:y="3.2cm">
          <text:p text:style-name="P2">Calculo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4cm" svg:y1="3.6cm" svg:x2="16.2cm" svg:y2="3.6cm">
          <text:p/>
        </draw:lin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20:42:44.709164571</meta:creation-date>
    <dc:date>2021-06-22T19:03:40.208395288</dc:date>
    <meta:editing-duration>PT20M12S</meta:editing-duration>
    <meta:editing-cycles>4</meta:editing-cycles>
    <meta:generator>LibreOffice/6.4.7.2$Linux_X86_64 LibreOffice_project/40$Build-2</meta:generator>
    <meta:document-statistic meta:object-count="44"/>
  </office:meta>
</office:document-meta>
</file>